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ourier 10 Pitch" svg:font-family="'Courier 10 Pitch'"/>
    <style:font-face style:name="Lohit Hindi1" svg:font-family="'Lohit Hindi'"/>
    <style:font-face style:name="Courier 10 Pitch1" svg:font-family="'Courier 10 Pitch'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2" style:family="paragraph" style:parent-style-name="Standard">
      <style:text-properties fo:color="#000000" style:font-name="Courier 10 Pitch1" fo:font-size="12pt" fo:language="en" fo:country="US" fo:font-weight="normal" style:font-name-asian="Courier" style:font-size-asian="12pt" style:language-asian="en" style:country-asian="US" style:font-weight-asian="normal" style:font-name-complex="Courier" style:font-size-complex="12pt" style:language-complex="en" style:country-complex="US" style:font-weight-complex="normal"/>
    </style:style>
    <style:style style:name="P3" style:family="paragraph" style:parent-style-name="Standard">
      <style:text-properties style:font-name="Courier 10 Pitch1" fo:language="en" fo:country="US" style:font-name-asian="Courier 10 Pitch" style:language-asian="en" style:country-asian="US" style:font-name-complex="Courier 10 Pitch" style:language-complex="en" style:country-complex="US"/>
    </style:style>
    <style:style style:name="P4" style:family="paragraph" style:parent-style-name="Standard">
      <style:text-properties style:font-name="Courier 10 Pitch1" fo:language="en" fo:country="US" fo:font-weight="bold" style:font-name-asian="Courier 10 Pitch" style:language-asian="en" style:country-asian="US" style:font-weight-asian="bold" style:font-name-complex="Courier 10 Pitch" style:language-complex="en" style:country-complex="US" style:font-weight-complex="bold"/>
    </style:style>
    <style:style style:name="P5" style:family="paragraph" style:parent-style-name="Standard">
      <style:text-properties style:font-name="Courier 10 Pitch1" fo:language="en" fo:country="US" fo:font-weight="normal" style:font-name-asian="Courier 10 Pitch" style:language-asian="en" style:country-asian="US" style:font-weight-asian="normal" style:font-name-complex="Courier 10 Pitch" style:language-complex="en" style:country-complex="US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" fo:font-size="12pt" fo:language="en" fo:country="US" fo:font-weight="normal" style:font-name-asian="Courier" style:font-size-asian="12pt" style:font-weight-asian="normal" style:font-name-complex="Courier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1" fo:font-size="12pt" style:font-name-asian="Courier" style:font-size-asian="12pt" style:font-name-complex="Courier" style:font-size-complex="12pt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1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1" fo:font-size="12pt" fo:language="en" fo:country="US" style:font-name-asian="Courier" style:font-size-asian="12pt" style:font-name-complex="Courier" style:font-size-complex="12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1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Courier 10 Pitch1" fo:font-size="12pt" fo:language="en" fo:country="US" fo:font-weight="normal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10 Pitch" fo:font-weight="normal" style:font-weight-asian="normal" style:font-weight-complex="normal"/>
    </style:style>
    <style:style style:name="T4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5" style:family="text">
      <style:text-properties style:font-name="Comfortaa"/>
    </style:style>
    <style:style style:name="T6" style:family="text">
      <style:text-properties style:font-name="Courier 10 Pitch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dreas Landgrebe</text:p>
      <text:p text:style-name="P3">Laboratory Assignment # 6</text:p>
      <text:p text:style-name="P3">October 31, 2013</text:p>
      <text:p text:style-name="P3"><text:span text:style-name="T1"/></text:p>
      <text:p text:style-name="P3"><text:span text:style-name="T1">Source Code for the 1st Part of the Laboratory Assignment</text:span></text:p>
      <text:p text:style-name="P3"/>
      <text:p text:style-name="P3">/*Andreas Landgrebe</text:p>
      <text:p text:style-name="P3">Part 1 of Laboratory Assignment # 6</text:p>
      <text:p text:style-name="P3">October 28, 2013</text:p>
      <text:p text:style-name="P3">Decode a FLoatuing-Point Value Using Masks</text:p>
      <text:p text:style-name="P3">This C program will read in a float number and display the hexidecimal, 32 bit float numnber, sign, fraction and significand of a particular number*/</text:p>
      <text:p text:style-name="P3">#include &lt;stdio.h&gt;</text:p>
      <text:p text:style-name="P3">#define max(x1,x2) x2&gt;x1?x2:x1</text:p>
      <text:p text:style-name="P3">#define min(x1,x2) x2&lt;x1?x2:x1</text:p>
      <text:p text:style-name="P3"/>
      <text:p text:style-name="P3">/**</text:p>
      <text:p text:style-name="P3"><text:s/>* Swap two integers:</text:p>
      <text:p text:style-name="P3"><text:s/>*/</text:p>
      <text:p text:style-name="P3">void swap(int *a, int *b)</text:p>
      <text:p text:style-name="P3">{</text:p>
      <text:p text:style-name="P3"><text:s text:c="4"/>int temp = *a;</text:p>
      <text:p text:style-name="P3"><text:s text:c="4"/>*a = *b;</text:p>
      <text:p text:style-name="P3"><text:s text:c="4"/>*b = temp;</text:p>
      <text:p text:style-name="P3">}</text:p>
      <text:p text:style-name="P3"/>
      <text:p text:style-name="P3">main()</text:p>
      <text:p text:style-name="P3"/>
      <text:p text:style-name="P3">{</text:p>
      <text:p text:style-name="P3"/>
      <text:p text:style-name="P3"/>
      <text:p text:style-name="P3"/>
      <text:p text:style-name="P3"><text:s text:c="4"/>unsigned bitmap(int left, int right){</text:p>
      <text:p text:style-name="P3"/>
      <text:p text:style-name="P3"><text:s text:c="8"/>unsigned bitmask; <text:s text:c="2"/>// pick out the selected bits</text:p>
      <text:p text:style-name="P3"><text:s text:c="8"/>bitmask = (1 &lt;&lt; (left - right + 1)); //put a 1 to the selected bits</text:p>
      <text:p text:style-name="P3"><text:s text:c="8"/>bitmask = bitmask - 1; //decrease the bitmask by 1 </text:p>
      <text:p text:style-name="P3"><text:s text:c="8"/>bitmask &lt;&lt;= right; </text:p>
      <text:p text:style-name="P3"><text:s text:c="8"/>return bitmask; //return the bitmask value to print out the correct float value</text:p>
      <text:p text:style-name="P3"><text:s text:c="4"/>}</text:p>
      <text:p text:style-name="P3"/>
      <text:p text:style-name="P3"><text:s text:c="4"/>unsigned extract(unsigned value, unsigned left, unsigned right) {</text:p>
      <text:p text:style-name="P3"><text:tab/>//method to extract the position to read in</text:p>
      <text:p text:style-name="P3"><text:s text:c="8"/>return (value &amp; bitmap(left, right)) &gt;&gt; right; </text:p>
      <text:p text:style-name="P3"><text:s text:c="4"/>}</text:p>
      <text:p text:style-name="P3"><text:soft-page-break/></text:p>
      <text:p text:style-name="P3"/>
      <text:p text:style-name="P3"><text:s text:c="4"/>float x; <text:s text:c="22"/>// value entered by user</text:p>
      <text:p text:style-name="P3"><text:s text:c="4"/>unsigned *i = (unsigned *) &amp;x; // x's bit pattern interpreted as an unsigned int</text:p>
      <text:p text:style-name="P3"><text:s text:c="4"/>int left, right; <text:s text:c="14"/>// bit range to be read </text:p>
      <text:p text:style-name="P3"><text:s text:c="4"/>unsigned bitmask; <text:s text:c="13"/>// pick out the selected bits</text:p>
      <text:p text:style-name="P3"><text:s text:c="4"/>int position; // value to print out a particular position.</text:p>
      <text:p text:style-name="P3"><text:s text:c="4"/>float fraction; //value to print out the fraction</text:p>
      <text:p text:style-name="P3"><text:s text:c="4"/>float significand; //value to print out the significand</text:p>
      <text:p text:style-name="P3"><text:s text:c="4"/>unsigned exponent; //value to print out the exponet</text:p>
      <text:p text:style-name="P3"><text:s text:c="4"/>printf("Enter a float value: "); //print and scan in a float value</text:p>
      <text:p text:style-name="P3"><text:s text:c="4"/>scanf("%f",&amp;x);</text:p>
      <text:p text:style-name="P3"/>
      <text:p text:style-name="P3"><text:s text:c="4"/>printf("In hex: %08x\n",*i);</text:p>
      <text:p text:style-name="P3"/>
      <text:p text:style-name="P3"><text:s text:c="4"/>for (position=31; position&gt;=0; position--) {</text:p>
      <text:p text:style-name="P3"><text:s text:c="8"/>printf("%u",extract(*i,position,position)); //prints out the bits from positions 31 - 0 </text:p>
      <text:p text:style-name="P3"><text:s text:c="8"/>if ((position==31)||(position==23)) printf(" "); // when at bit position 31, print a space and when at bit position 23, print a space. </text:p>
      <text:p text:style-name="P3"><text:s text:c="4"/>}</text:p>
      <text:p text:style-name="P3"><text:s text:c="4"/>printf("\n");</text:p>
      <text:p text:style-name="P3"/>
      <text:p text:style-name="P3"><text:s text:c="4"/>if (extract(*i,31,31)==0) { //at bit 31, this if statement checks if the sign is positive or negative.</text:p>
      <text:p text:style-name="P3"><text:s text:c="8"/>printf("Sign: +\n");</text:p>
      <text:p text:style-name="P3"><text:s text:c="4"/>}</text:p>
      <text:p text:style-name="P3"><text:s text:c="4"/>else</text:p>
      <text:p text:style-name="P3"><text:s text:c="4"/>{</text:p>
      <text:p text:style-name="P3"><text:s text:c="8"/>printf("Sign: -\n");</text:p>
      <text:p text:style-name="P3"><text:s text:c="4"/>}</text:p>
      <text:p text:style-name="P3"/>
      <text:p text:style-name="P3"><text:s text:c="4"/>exponent = extract(*i, 30, 23)-127;</text:p>
      <text:p text:style-name="P3"><text:s text:c="4"/>printf("Exponent: 2^%u\n", exponent); //prints the exponenet of a particular number</text:p>
      <text:p text:style-name="P3"/>
      <text:p text:style-name="P3"><text:s text:c="4"/>fraction = extract(*i,22,0)/8388608.0;</text:p>
      <text:p text:style-name="P3"><text:s text:c="4"/>printf("Fraction: %f\n", fraction); //prints out the fraction of a particular number</text:p>
      <text:p text:style-name="P3"/>
      <text:p text:style-name="P3"><text:s text:c="4"/>significand = fraction <text:s/>+ 1.0;</text:p>
      <text:p text:style-name="P3"><text:s text:c="4"/>printf("Significand: %f\n", significand); //prints out the significand of a particular number</text:p>
      <text:p text:style-name="P3"/>
      <text:p text:style-name="P3">}</text:p>
      <text:p text:style-name="P4"><text:soft-page-break/>Output for the 1st Part of the Laboratory Assignment:</text:p>
      <text:p text:style-name="P5"/>
      <text:p text:style-name="P5">Script started on Mon 28 Oct 2013 11:14:40 PM EDT<text:line-break/>#]0;landgrebea@aldenv189: ~/Documents/sophomore/fall/cs210/labs/lab6/finalversion#landgrebea@aldenv189:~/Documents/sophomore/fall/cs210/labs/lab6/finalversion$ gcc lab5##[K6c1.c -o lab6c1</text:p>
      <text:p text:style-name="P5">#]0;landgrebea@aldenv189: ~/Documents/sophomore/fall/cs210/labs/lab6/finalversion#landgrebea@aldenv189:~/Documents/sophomore/fall/cs210/labs/lab6/finalversion$ lab6c1##[K##[K##[K##[K##[K##[K########./ ##[Klab6c1</text:p>
      <text:p text:style-name="P5">Enter a float value: -11.1</text:p>
      <text:p text:style-name="P5">In hex: c131999a</text:p>
      <text:p text:style-name="P5">1 10000010 01100011001100110011010</text:p>
      <text:p text:style-name="P5">Sign: -</text:p>
      <text:p text:style-name="P5">Exponent: 2^3</text:p>
      <text:p text:style-name="P5">Fraction: 0.387500</text:p>
      <text:p text:style-name="P5">Significand: 1.387500</text:p>
      <text:p text:style-name="P5">#]0;landgrebea@aldenv189: ~/Documents/sophomore/fall/cs210/labs/lab6/finalversion#landgrebea@aldenv189:~/Documents/sophomore/fall/cs210/labs/lab6/finalversion$ ./lab6c1</text:p>
      <text:p text:style-name="P5">Enter a float value: 0# #.005</text:p>
      <text:p text:style-name="P5">In hex: 3ba3d70a</text:p>
      <text:p text:style-name="P5">0 01110111 01000111101011100001010</text:p>
      <text:p text:style-name="P5">Sign: +</text:p>
      <text:p text:style-name="P5">Exponent: 2^4294967288</text:p>
      <text:p text:style-name="P5">Fraction: 0.280000</text:p>
      <text:p text:style-name="P5">Significand: 1.280000</text:p>
      <text:p text:style-name="P5">#]0;landgrebea@aldenv189: ~/Documents/sophomore/fall/cs210/labs/lab6/finalversion#landgrebea@aldenv189:~/Documents/sophomore/fall/cs210/labs/lab6/finalversion$ exit</text:p>
      <text:p text:style-name="P5">exit</text:p>
      <text:p text:style-name="P4"><text:span text:style-name="T2"><text:line-break/>Script done on Mon 28 Oct 2013 11:15:36 PM EDT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Roundoff Error Part of Laboratory Assignment:</text:p>
      <text:p text:style-name="P4"><text:span text:style-name="T2"/></text:p>
      <text:p text:style-name="P4"><text:span text:style-name="T2">/*Andreas Landgrebe</text:span></text:p>
      <text:p text:style-name="P4"><text:span text:style-name="T2">Part 2 of Laboratory Assignment # 6</text:span></text:p>
      <text:p text:style-name="P4"><text:span text:style-name="T2">October 28, 2013</text:span></text:p>
      <text:p text:style-name="P4"><text:span text:style-name="T2">Roundoff Error</text:span></text:p>
      <text:p text:style-name="P4"><text:span text:style-name="T2">This C program will show what the smallest positive integer that can added to 1 without changing its value */</text:span></text:p>
      <text:p text:style-name="P4"><text:span text:style-name="T2">#include &lt;stdio.h&gt;</text:span></text:p>
      <text:p text:style-name="P4"><text:span text:style-name="T2"/></text:p>
      <text:p text:style-name="P4"><text:span text:style-name="T2">main(){</text:span></text:p>
      <text:p text:style-name="P4"><text:span text:style-name="T2"><text:tab/>float eps;</text:span></text:p>
      <text:p text:style-name="P4"><text:span text:style-name="T2"><text:tab/>eps = 1.0;</text:span></text:p>
      <text:p text:style-name="P4"><text:span text:style-name="T2"><text:tab/>while (eps + 1.0 != 1.0) { //as long as eps + 1 is not equal to 1, then the eps will keep on getting smaller until when it is added, 1 will change its value</text:span></text:p>
      <text:p text:style-name="P4"><text:span text:style-name="T2"/></text:p>
      <text:p text:style-name="P4"><text:span text:style-name="T2"><text:tab/><text:tab/>eps = eps / 2.0;</text:span></text:p>
      <text:p text:style-name="P4"><text:span text:style-name="T2"><text:tab/>}</text:span></text:p>
      <text:p text:style-name="P4"><text:span text:style-name="T2"><text:tab/>printf("The Smallest Positive Integer that can added to 1 without changing its value is %e\n", eps); //display the smallest positive interger that can be added to 1 without changing its value in an exponent form.</text:span></text:p>
      <text:p text:style-name="P4"><text:span text:style-name="T2"/></text:p>
      <text:p text:style-name="P4"><text:span text:style-name="T2">}</text:span><text:line-break/></text:p>
      <text:p text:style-name="P4">Output of Round Error Part of Laboratory Assignment:</text:p>
      <text:p text:style-name="P5"/>
      <text:p text:style-name="P5">Script started on Mon 28 Oct 2013 11:15:55 PM EDT<text:line-break/>#]0;landgrebea@aldenv189: ~/Documents/sophomore/fall/cs210/labs/lab6/finalversion#landgrebea@aldenv189:~/Documents/sophomore/fall/cs210/labs/lab6/finalversion$ gcc lab6c2.c -o lab6c2</text:p>
      <text:p text:style-name="P5">#]0;landgrebea@aldenv189: ~/Documents/sophomore/fall/cs210/labs/lab6/finalversion#landgrebea@aldenv189:~/Documents/sophomore/fall/cs210/labs/lab6/finalversion$ ./lab6c2</text:p>
      <text:p text:style-name="P5">The Smallest Positive Integer that can added to 1 without changing its value is 1.110223e-16</text:p>
      <text:p text:style-name="P5">#]0;landgrebea@aldenv189: ~/Documents/sophomore/fall/cs210/labs/lab6/finalversion#landgrebea@aldenv189:~/Documents/sophomore/fall/cs210/labs/lab6/finalversion$ exit</text:p>
      <text:p text:style-name="P5">exit</text:p>
      <text:p text:style-name="P5"><text:line-break/>Script done on Mon 28 Oct 2013 11:16:21 PM EDT<text:line-break/></text:p>
      <text:p text:style-name="P5"/>
      <text:p text:style-name="P5"/>
      <text:p text:style-name="P4"><text:soft-page-break/>Source for the Precision Part of Laboratory Assignment:</text:p>
      <text:p text:style-name="P5"/>
      <text:p text:style-name="P5">/*Andreas Landgrebe</text:p>
      <text:p text:style-name="P5">Part 3 of Laboratory Assignment # 6</text:p>
      <text:p text:style-name="P5">October 28, 2013</text:p>
      <text:p text:style-name="P5">Precision</text:p>
      <text:p text:style-name="P5">In this C program, I will set factorial to go through float points and to go through an unsigned long. I am testing where the precision breaks for an unsigned long varible and for a float point. */</text:p>
      <text:p text:style-name="P5">#include &lt;stdio.h&gt;</text:p>
      <text:p text:style-name="P5"/>
      <text:p text:style-name="P5">main() {</text:p>
      <text:p text:style-name="P5"><text:tab/>//method to solve the factorial number when solving for unsigned long intergers</text:p>
      <text:p text:style-name="P5"><text:s/><text:tab/>unsigned long factorial (unsigned long x) {</text:p>
      <text:p text:style-name="P5"/>
      <text:p text:style-name="P5"><text:tab/><text:tab/>if (x&lt;=1) //when x is less than or equal to 1, it will return 1</text:p>
      <text:p text:style-name="P5"><text:tab/><text:tab/><text:tab/>return(1);</text:p>
      <text:p text:style-name="P5"><text:tab/><text:tab/>else</text:p>
      <text:p text:style-name="P5"><text:tab/><text:tab/><text:tab/>x=x*factorial(x-1);</text:p>
      <text:p text:style-name="P5"><text:tab/><text:tab/>return(x);</text:p>
      <text:p text:style-name="P5"><text:tab/>}</text:p>
      <text:p text:style-name="P5"><text:tab/>//method to solve the fatorial number when solving for float points. It is the same method as the one before but this method is for float points.</text:p>
      <text:p text:style-name="P5"><text:tab/>float factorialFloat(float x){</text:p>
      <text:p text:style-name="P5"><text:tab/><text:tab/>if(x&lt;=1.0) //when x is less than or equal to 1, it will return 1</text:p>
      <text:p text:style-name="P5"><text:tab/><text:tab/><text:tab/>return(1.0);</text:p>
      <text:p text:style-name="P5"><text:tab/><text:tab/>else</text:p>
      <text:p text:style-name="P5"><text:tab/><text:tab/><text:tab/>x = x * factorialFloat(x - 1.0);</text:p>
      <text:p text:style-name="P5"><text:tab/><text:tab/>return x;</text:p>
      <text:p text:style-name="P5"><text:tab/>}</text:p>
      <text:p text:style-name="P5"><text:tab/>unsigned long x;</text:p>
      <text:p text:style-name="P5"><text:tab/>x = 1;</text:p>
      <text:p text:style-name="P5"><text:tab/>//while loop to go through where the factorial numbers are going to start breaking. If the factorial number of x divided by x is equal to the previous factorial value, The value of x will be increased by 1. Once the while loop, the x will decrease by 1 to show where the factorial number was broken.</text:p>
      <text:p text:style-name="P5"><text:tab/>while(factorial(x) / x == factorial(x-1)){</text:p>
      <text:p text:style-name="P5"><text:tab/><text:tab/>x++;</text:p>
      <text:p text:style-name="P5"><text:tab/>}</text:p>
      <text:p text:style-name="P5"><text:tab/>x--;</text:p>
      <text:p text:style-name="P5"><text:tab/><text:tab/>printf("Here is the factorial numbers before it breaks %d is %u\n", x, factorial(x)); // will display where the facotorial number breaks</text:p>
      <text:p text:style-name="P5"><text:soft-page-break/><text:tab/><text:tab/>int i;</text:p>
      <text:p text:style-name="P5"><text:tab/><text:tab/>for(i = 1; i &lt;= 36; i++){</text:p>
      <text:p text:style-name="P5"><text:tab/><text:tab/><text:tab/>printf("%d: %f\n", i, factorialFloat(i));</text:p>
      <text:p text:style-name="P5"><text:tab/><text:tab/>}</text:p>
      <text:p text:style-name="P5"><text:tab/><text:tab/>//the precision breaks at 35, so the for loop will go through the first 36 factorial numbers.</text:p>
      <text:p text:style-name="P5"/>
      <text:p text:style-name="P5"><text:tab/><text:tab/>float r;</text:p>
      <text:p text:style-name="P5"><text:tab/><text:tab/>r = 1.0;</text:p>
      <text:p text:style-name="P5"><text:tab/><text:tab/>//this is the same while loop as the one above but this will be testing where the floating point will break. </text:p>
      <text:p text:style-name="P5"><text:tab/><text:tab/>while(factorialFloat(r) / r == factorialFloat(r -1.0)) {</text:p>
      <text:p text:style-name="P5"/>
      <text:p text:style-name="P5"><text:tab/><text:tab/><text:tab/>r++;</text:p>
      <text:p text:style-name="P5"><text:tab/><text:tab/>}</text:p>
      <text:p text:style-name="P5"><text:tab/><text:tab/>r--;</text:p>
      <text:p text:style-name="P5"><text:tab/><text:tab/>printf("Here is the float factorial number before the precision breaks %f is %e\n", r, factorialFloat(r)); // will display where the precision of the float point will break.</text:p>
      <text:p text:style-name="P5">}</text:p>
      <text:p text:style-name="P4"><text:span text:style-name="T2"/></text:p>
      <text:p text:style-name="P4">Output for the Precision Part of the Laboratory Assignment:</text:p>
      <text:p text:style-name="P2"/>
      <text:p text:style-name="P2">Script started on Mon 28 Oct 2013 11:16:31 PM EDT</text:p>
      <text:p text:style-name="P7">]0;landgrebea@aldenv189: ~/Documents/sophomore/fall/cs210/labs/lab6/finalversionlandgrebea@aldenv189:~/Documents/sophomore/fall/cs210/labs/lab6/finalversion$ gcc lab6c3 [K -o lab6c3[C[C[1@.[1@c[C[C[C[C[C[C[C[C[C[C </text:p>
      <text:p text:style-name="P7">lab6c3.c: In function : </text:p>
      <text:p text:style-name="P7">lab6c3.c:33:3: warning: format <text:s/>expects argument of type , but argument 2 has type <text:s/>[-Wformat] </text:p>
      <text:p text:style-name="P7">lab6c3.c:33:3: warning: format <text:s/>expects argument of type , but argument 3 has type <text:s/>[-Wformat] </text:p>
      <text:p text:style-name="P7">]0;landgrebea@aldenv189: ~/Documents/sophomore/fall/cs210/labs/lab6/finalversionlandgrebea@aldenv189:~/Documents/sophomore/fall/cs210/labs/lab6/finalversion$ lab[K[K[K./lab6c3 </text:p>
      <text:p text:style-name="P7">Here is the factorial numbers before it breaks 20 is 2192834560 </text:p>
      <text:p text:style-name="P7">1: 1.000000 </text:p>
      <text:p text:style-name="P7">2: 2.000000 </text:p>
      <text:p text:style-name="P7">3: 6.000000 </text:p>
      <text:p text:style-name="P7">4: 24.000000 </text:p>
      <text:p text:style-name="P7">5: 120.000000 </text:p>
      <text:p text:style-name="P7">6: 720.000000 </text:p>
      <text:p text:style-name="P7">7: 5040.000000 </text:p>
      <text:p text:style-name="P7">8: 40320.000000 </text:p>
      <text:p text:style-name="P7">9: 362880.000000 </text:p>
      <text:p text:style-name="P7">10: 3628800.000000 </text:p>
      <text:p text:style-name="P7"><text:soft-page-break/>11: 39916800.000000 </text:p>
      <text:p text:style-name="P7">12: 479001600.000000 </text:p>
      <text:p text:style-name="P7">13: 6227020800.000000 </text:p>
      <text:p text:style-name="P7">14: 87178289152.000000 </text:p>
      <text:p text:style-name="P7">15: 1307674279936.000000 </text:p>
      <text:p text:style-name="P7">16: 20922788478976.000000 </text:p>
      <text:p text:style-name="P7">17: 355687414628352.000000 </text:p>
      <text:p text:style-name="P7">18: 6402373530419200.000000 </text:p>
      <text:p text:style-name="P7">19: 121645096004222976.000000 </text:p>
      <text:p text:style-name="P7">20: 2432902023163674624.000000 </text:p>
      <text:p text:style-name="P7">21: 51090940837169725440.000000 </text:p>
      <text:p text:style-name="P7">22: 1124000724806013026304.000000 </text:p>
      <text:p text:style-name="P7">23: 25852017444594485559296.000000 </text:p>
      <text:p text:style-name="P7">24: 620448454699064672387072.000000 </text:p>
      <text:p text:style-name="P7">25: 15511211079246240657965056.000000 </text:p>
      <text:p text:style-name="P7">26: 403291499589617303175561216.000000 </text:p>
      <text:p text:style-name="P7">27: 10888870415132690890901946368.000000 </text:p>
      <text:p text:style-name="P7">28: 304888371623715344945254498304.000000 </text:p>
      <text:p text:style-name="P7">29: 8841763079319199907069674127360.000000 </text:p>
      <text:p text:style-name="P7">30: 265252889961724357982831874408448.000000 </text:p>
      <text:p text:style-name="P7">31: 8222839685527520666638122083155968.000000 </text:p>
      <text:p text:style-name="P7">32: 263130869936880661332419906660990976.000000 </text:p>
      <text:p text:style-name="P7">33: 8683318509846655538309012935952826368.000000 </text:p>
      <text:p text:style-name="P7">34: 295232822996533287161359432338880069632.000000 </text:p>
      <text:p text:style-name="P7">35: inf </text:p>
      <text:p text:style-name="P7">36: inf </text:p>
      <text:p text:style-name="P7">Here is the float factorial number before the precision breaks 19.000000 is 1.216451e+17 </text:p>
      <text:p text:style-name="P7">]0;landgrebea@aldenv189: ~/Documents/sophomore/fall/cs210/labs/lab6/finalversionlandgrebea@aldenv189:~/Documents/sophomore/fall/cs210/labs/lab6/finalversion$ exit [K </text:p>
      <text:p text:style-name="P7">exit </text:p>
      <text:p text:style-name="P7"/>
      <text:p text:style-name="P7">Script done on Mon 28 Oct 2013 11:17:10 PM ED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Source Code of the First Part Law of the Arithmetic for the Laboratory Assignment</text:p>
      <text:p text:style-name="P7"/>
      <text:p text:style-name="P9">/*Andreas Landgrebe</text:p>
      <text:p text:style-name="P9">Part 4 of Laboratory Assignment # 6</text:p>
      <text:p text:style-name="P9">October 28, 2013</text:p>
      <text:p text:style-name="P9">Part 1 of the Law of Arithmetic</text:p>
      <text:p text:style-name="P9">In this C program, it is shown that "order matters" when adding numbers. If a particular has so many so digits in a number when the number will not be added which causes the order of the addition to matter.</text:p>
      <text:p text:style-name="P9">*/</text:p>
      <text:p text:style-name="P9">#include &lt;stdio.h&gt;</text:p>
      <text:p text:style-name="P9"/>
      <text:p text:style-name="P9">main(){</text:p>
      <text:p text:style-name="P9"><text:tab/>float eps;</text:p>
      <text:p text:style-name="P9"><text:tab/>eps = 1.0;</text:p>
      <text:p text:style-name="P9"><text:tab/>while (eps + 1.0 != 1.0) { //while loop which checks if eps + 1 does not equal 1. If so, then eps will be equal top eps divided by 2.</text:p>
      <text:p text:style-name="P9"/>
      <text:p text:style-name="P9"><text:tab/><text:tab/>eps = eps / 2.0;</text:p>
      <text:p text:style-name="P9"><text:tab/>}</text:p>
      <text:p text:style-name="P9"><text:tab/>printf("The Smallest Positive Integer that can added to 1 without changing its value is %e\n", eps); //displays the small positive interger can add to 1 without changing its value</text:p>
      <text:p text:style-name="P9"/>
      <text:p text:style-name="P9"><text:tab/>if((1.0 + eps) + eps == 1.0 + (eps + eps)){ //if statemnet to see if order matters when adding these particular orders. If all goes well, the output should show that the expression is not equal to eachother</text:p>
      <text:p text:style-name="P9"><text:tab/><text:tab/>printf("The two expressions are equal \n");</text:p>
      <text:p text:style-name="P9"><text:tab/>}else{</text:p>
      <text:p text:style-name="P9"><text:tab/><text:tab/>printf("The two expressions are not equal \n");</text:p>
      <text:p text:style-name="P9"><text:tab/>}</text:p>
      <text:p text:style-name="P9"/>
      <text:p text:style-name="P9"/>
      <text:p text:style-name="P9"/>
      <text:p text:style-name="P9">}</text:p>
      <text:p text:style-name="P9"/>
      <text:p text:style-name="P10">Output of the First Part Law of the Arithmetic for the Laboratory Assignment:</text:p>
      <text:p text:style-name="P10"/>
      <text:p text:style-name="P10"><text:span text:style-name="T2">Script started on Mon 28 Oct 2013 11:17:17 PM EDT<text:line-break/></text:span><text:soft-page-break/><text:span text:style-name="T2">#]0;landgrebea@aldenv189: ~/Documents/sophomore/fall/cs210/labs/lab6/finalversion#landgrebea@aldenv189:~/Documents/sophomore/fall/cs210/labs/lab6/finalversion$ gcc lab6c4 ##[K.c -o lab6c4</text:span></text:p>
      <text:p text:style-name="P11">#]0;landgrebea@aldenv189: ~/Documents/sophomore/fall/cs210/labs/lab6/finalversion#landgrebea@aldenv189:~/Documents/sophomore/fall/cs210/labs/lab6/finalversion$ ./lab6c4</text:p>
      <text:p text:style-name="P11">The Smallest Positive Integer that can added to 1 without changing its value is 1.110223e-16</text:p>
      <text:p text:style-name="P11">The two expressions are not equal </text:p>
      <text:p text:style-name="P11">#]0;landgrebea@aldenv189: ~/Documents/sophomore/fall/cs210/labs/lab6/finalversion#landgrebea@aldenv189:~/Documents/sophomore/fall/cs210/labs/lab6/finalversion$ exit</text:p>
      <text:p text:style-name="P11">exit</text:p>
      <text:p text:style-name="P10"><text:span text:style-name="T2"><text:line-break/>Script done on Mon 28 Oct 2013 11:18:06 PM EDT</text:span><text:line-break/></text:p>
      <text:p text:style-name="P10">Source Code for the second part of the law of arithmetic in the Laboratory Assignment</text:p>
      <text:p text:style-name="P11"/>
      <text:p text:style-name="P11">/*Andreas Landgrebe</text:p>
      <text:p text:style-name="P11">Part 5 of Laboratory Assignment # 6</text:p>
      <text:p text:style-name="P11">October 28, 2013</text:p>
      <text:p text:style-name="P11">Part 2 of Laws of Arithmetic</text:p>
      <text:p text:style-name="P11">This C program is showing that the floating point is not able to hold the distributive law. The distributive law that I am showing does not hold in floating point goes as this a(b+c) = ab + ac */</text:p>
      <text:p text:style-name="P11"/>
      <text:p text:style-name="P11">#include &lt;stdio.h&gt;</text:p>
      <text:p text:style-name="P11"/>
      <text:p text:style-name="P11">main() {</text:p>
      <text:p text:style-name="P11"><text:tab/>//this method will figure out the facotorial numbers using a float</text:p>
      <text:p text:style-name="P11"><text:tab/>float factorialFloat(float x){</text:p>
      <text:p text:style-name="P11"><text:tab/><text:tab/>if(x&lt;=1.0)</text:p>
      <text:p text:style-name="P11"><text:tab/><text:tab/><text:tab/>return(1.0);</text:p>
      <text:p text:style-name="P11"><text:tab/><text:tab/>else</text:p>
      <text:p text:style-name="P11"><text:tab/><text:tab/><text:tab/>x = x * factorialFloat(x - 1.0);</text:p>
      <text:p text:style-name="P11"><text:tab/><text:tab/>return x;</text:p>
      <text:p text:style-name="P11"><text:tab/>}</text:p>
      <text:p text:style-name="P11"/>
      <text:p text:style-name="P11"><text:tab/><text:tab/>float a;</text:p>
      <text:p text:style-name="P11"><text:tab/><text:tab/>a = factorialFloat(30.0); // I have stored the factorial of 30 in a</text:p>
      <text:p text:style-name="P11"><text:tab/><text:tab/>float b;</text:p>
      <text:p text:style-name="P11"><text:tab/><text:tab/>b = factorialFloat(30.0); // I have stored the factorial of 30 in b</text:p>
      <text:p text:style-name="P11"><text:soft-page-break/><text:tab/><text:tab/>float c;</text:p>
      <text:p text:style-name="P11"><text:tab/><text:tab/>c = -factorialFloat(30.0); // I have stored the facotorial of -30 in c. Making the C to be the the negative factorial will show the distributive law does not hold in floating numbers.</text:p>
      <text:p text:style-name="P11"><text:tab/><text:tab/>if(a*(b + c) == a*b + a*c){ //if the distrituive if true, print out the distrituive law holds, if not true, print out that the distribuvie does not hold</text:p>
      <text:p text:style-name="P11"><text:tab/><text:tab/><text:tab/>printf("%e\n",a*(b+c));</text:p>
      <text:p text:style-name="P11"><text:tab/><text:tab/><text:tab/>printf("The distributibe law holds \n");</text:p>
      <text:p text:style-name="P11"><text:tab/><text:tab/>}else{</text:p>
      <text:p text:style-name="P11"><text:tab/><text:tab/><text:tab/>printf("The distributive law does not hold \n");</text:p>
      <text:p text:style-name="P11"><text:tab/>}</text:p>
      <text:p text:style-name="P11"/>
      <text:p text:style-name="P11">}</text:p>
      <text:p text:style-name="P11"/>
      <text:p text:style-name="P10">Output for the second part of the Law of Arithmetic of the Laboratory Assignment:</text:p>
      <text:p text:style-name="P10"/>
      <text:p text:style-name="P11">Script started on Mon 28 Oct 2013 11:19:02 PM EDT<text:line-break/>#]0;landgrebea@aldenv189: ~/Documents/sophomore/fall/cs210/labs/lab6/finalversion#landgrebea@aldenv189:~/Documents/sophomore/fall/cs210/labs/lab6/finalversion$ gcc lab6c5.c -o lab6c5</text:p>
      <text:p text:style-name="P11">#]0;landgrebea@aldenv189: ~/Documents/sophomore/fall/cs210/labs/lab6/finalversion#landgrebea@aldenv189:~/Documents/sophomore/fall/cs210/labs/lab6/finalversion$ ./lab6c5</text:p>
      <text:p text:style-name="P11">The distributive law does not hold </text:p>
      <text:p text:style-name="P11">#]0;landgrebea@aldenv189: ~/Documents/sophomore/fall/cs210/labs/lab6/finalversion#landgrebea@aldenv189:~/Documents/sophomore/fall/cs210/labs/lab6/finalversion$ ./##[K##[K#exit</text:p>
      <text:p text:style-name="P11">exit</text:p>
      <text:p text:style-name="P6"><text:span text:style-name="T6"><text:line-break/>Script done on Mon 28 Oct 2013 11:19:33 PM ED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Courier 10 Pitch" svg:font-family="'Courier 10 Pitch'"/>
    <style:font-face style:name="Lohit Hindi1" svg:font-family="'Lohit Hindi'"/>
    <style:font-face style:name="Courier 10 Pitch1" svg:font-family="'Courier 10 Pitch'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10-31T09:50:53</meta:creation-date>
    <dc:date>2013-10-31T10:09:41</dc:date>
    <dc:creator>Andreas Landgrebe</dc:creator>
    <meta:editing-duration>PT3M6S</meta:editing-duration>
    <meta:editing-cycles>1</meta:editing-cycles>
    <meta:document-statistic meta:table-count="0" meta:image-count="0" meta:object-count="0" meta:page-count="10" meta:paragraph-count="266" meta:word-count="1698" meta:character-count="13118" meta:non-whitespace-character-count="11229"/>
    <meta:generator>LibreOffice/3.5$Linux_X86_64 LibreOffice_project/350m1$Build-2</meta:generator>
  </office:meta>
</office:document-meta>
</file>